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21a7"/>
    </style:style>
    <style:style style:name="P2" style:family="paragraph" style:parent-style-name="Standard">
      <style:text-properties officeooo:rsid="001021a7" officeooo:paragraph-rsid="001021a7"/>
    </style:style>
    <style:style style:name="P3" style:family="paragraph" style:parent-style-name="Standard">
      <style:text-properties officeooo:rsid="001021a7" officeooo:paragraph-rsid="0011ac82"/>
    </style:style>
    <style:style style:name="P4" style:family="paragraph" style:parent-style-name="Standard">
      <style:text-properties fo:font-weight="bold" officeooo:rsid="001021a7" officeooo:paragraph-rsid="001021a7" style:font-weight-asian="bold" style:font-weight-complex="bold"/>
    </style:style>
    <style:style style:name="P5" style:family="paragraph" style:parent-style-name="Standard">
      <style:text-properties officeooo:rsid="0011ac82" officeooo:paragraph-rsid="0011ac82"/>
    </style:style>
    <style:style style:name="P6" style:family="paragraph" style:parent-style-name="Standard">
      <style:text-properties fo:font-size="16pt" officeooo:rsid="001021a7" officeooo:paragraph-rsid="001021a7" style:font-size-asian="16pt" style:font-size-complex="16pt"/>
    </style:style>
    <style:style style:name="P7" style:family="paragraph" style:parent-style-name="Standard">
      <style:text-properties fo:font-size="16pt" officeooo:rsid="0011ac82" officeooo:paragraph-rsid="0011ac82" style:font-size-asian="16pt" style:font-size-complex="16pt"/>
    </style:style>
    <style:style style:name="P8" style:family="paragraph" style:parent-style-name="Standard">
      <style:text-properties fo:font-size="16pt" fo:font-weight="bold" officeooo:rsid="001021a7" officeooo:paragraph-rsid="001021a7" style:font-size-asian="16pt" style:font-weight-asian="bold" style:font-size-complex="16pt" style:font-weight-complex="bold"/>
    </style:style>
    <style:style style:name="P9" style:family="paragraph" style:parent-style-name="Standard">
      <style:text-properties officeooo:rsid="0011bee0" officeooo:paragraph-rsid="0011bee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1ac82"/>
    </style:style>
    <style:style style:name="T4" style:family="text">
      <style:text-properties fo:font-size="15pt" style:font-size-asian="15pt" style:font-size-complex="15pt"/>
    </style:style>
    <style:style style:name="T5" style:family="text">
      <style:text-properties fo:font-size="15pt" fo:font-weight="bold" style:font-size-asian="15pt" style:font-weight-asian="bold" style:font-size-complex="15pt" style:font-weight-complex="bold"/>
    </style:style>
    <style:style style:name="T6" style:family="text">
      <style:text-properties fo:font-size="16pt" style:font-size-asian="16pt" style:font-size-complex="16pt"/>
    </style:style>
    <style:style style:name="T7" style:family="text">
      <style:text-properties fo:font-size="16pt" officeooo:rsid="0011ac82" style:font-size-asian="16pt" style:font-size-complex="16pt"/>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6pt" fo:font-weight="bold" officeooo:rsid="0011ac82" style:font-size-asian="16pt" style:font-weight-asian="bold" style:font-size-complex="16pt" style:font-weight-complex="bold"/>
    </style:style>
    <style:style style:name="T10" style:family="text">
      <style:text-properties fo:font-size="16pt" fo:font-weight="normal" officeooo:rsid="0011ac82" style:font-size-asian="16pt" style:font-weight-asian="normal" style:font-size-complex="16pt" style:font-weight-complex="normal"/>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officeooo:rsid="0011be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2"/>
      <text:p text:style-name="P2"><text:span text:style-name="T8">1.</text:span> all</text:p>
      <text:p text:style-name="P2"/>
      <text:p text:style-name="P2"><text:span text:style-name="T8">2</text:span><text:span text:style-name="T6">.</text:span> (a) class Cat: public Animal</text:p>
      <text:p text:style-name="P2"><text:s text:c="3"/>explanation: <text:s/>according to C++</text:p>
      <text:p text:style-name="P2"/>
      <text:p text:style-name="P4"><text:span text:style-name="T6">3. </text:span>(c). A friend class </text:p>
      <text:p text:style-name="P4"><text:s text:c="3"/><text:span text:style-name="T2"><text:s/>explanation: I’m not <text:s/>c++ oops concept</text:span></text:p>
      <text:p text:style-name="P4"><text:span text:style-name="T2"/></text:p>
      <text:p text:style-name="P2"><text:span text:style-name="T8">4</text:span><text:span text:style-name="T1"> </text:span><text:s/>(a) True</text:p>
      <text:p text:style-name="P6"/>
      <text:p text:style-name="P5"><text:span text:style-name="T8">5</text:span><text:span text:style-name="T6"> </text:span>(c) Compilation error</text:p>
      <text:p text:style-name="P5"><text:s text:c="3"/>explanation: give Compilation error saying </text:p>
      <text:p text:style-name="P5"><text:s text:c="28"/>variable x is already defined in method main(String[])</text:p>
      <text:p text:style-name="P5"><text:s text:c="29"/>int x = 8;</text:p>
      <text:p text:style-name="P5"/>
      <text:p text:style-name="P5"><text:s text:c="25"/>becouse java variable shadowing is allowed. </text:p>
      <text:p text:style-name="P5"><text:s/></text:p>
      <text:p text:style-name="P7"/>
      <text:p text:style-name="P2"><text:span text:style-name="T8">6.</text:span><text:span text:style-name="T6"> </text:span><text:span text:style-name="T7">(c) </text:span>static</text:p>
      <text:p text:style-name="P2"><text:s text:c="3"/>explanation: becouse in java static variable can access without object refrence </text:p>
      <text:p text:style-name="P2"/>
      <text:p text:style-name="P2"><text:span text:style-name="T8">7.</text:span> <text:s/><text:span text:style-name="T3">(</text:span> 2<text:span text:style-name="T3">)</text:span></text:p>
      <text:p text:style-name="P2"><text:tab/>explanation: in <text:s/>if statement only first condition (temp == 30) execution and found False so <text:tab/>not go for next condition <text:s/>with (&amp;&amp; operator) then execution control goes to else statement </text:p>
      <text:p text:style-name="P2"><text:tab/>if we replace &amp;&amp; operator <text:s/>with &amp; then will get Exception in thread "main" <text:tab/>java.lang.ArithmeticException: / by zero</text:p>
      <text:p text:style-name="P2"/>
      <text:p text:style-name="P2"><text:span text:style-name="T8">8 </text:span><text:span text:style-name="T10">(</text:span><text:span text:style-name="T2">.</text:span>a<text:span text:style-name="T3">)</text:span></text:p>
      <text:p text:style-name="P2">The new object replaces the older object <text:s/></text:p>
      <text:p text:style-name="P2"/>
      <text:p text:style-name="P3"><text:span text:style-name="T8">9</text:span><text:span text:style-name="T6"> </text:span><text:s/><text:span text:style-name="T3">(</text:span>a. <text:span text:style-name="T3">)</text:span>{1=null, 2=null, 3=null, 4=null, 5=null} <text:s/></text:p>
      <text:p text:style-name="P3"><text:s text:c="4"/><text:span text:style-name="T3">explanation: </text:span>because TreeMap sorts the keys </text:p>
      <text:p text:style-name="P2"/>
      <text:p text:style-name="P2"><text:span text:style-name="T5">10 </text:span><text:s/><text:span text:style-name="T3">(c) <text:s text:c="2"/></text:span>obj.getClass().getMethod()</text:p>
      <text:p text:style-name="P2"/>
      <text:p text:style-name="P2"><text:span text:style-name="T12">11</text:span><text:span text:style-name="T1">.</text:span> <text:span text:style-name="T3">(</text:span>c. <text:span text:style-name="T3">)</text:span>Foreign Key</text:p>
      <text:p text:style-name="P2"/>
      <text:p text:style-name="P2"><text:span text:style-name="T8">12 </text:span><text:span text:style-name="T9"><text:s/></text:span>a.<text:span text:style-name="T3">)</text:span> <text:s text:c="3"/>(i), (iv), (vi), (viii)</text:p>
      <text:p text:style-name="P2"/>
      <text:p text:style-name="P2">Getid() and GetName() <text:s/>functions have the same implementation for all subclasses so we put both function in one common class called SupperClass <text:s/>but <text:s/>salary is determined by their category, getSalary() must be there as an abstract function in SupperClass class. And all subclasses should implement salary according to their category. </text:p>
      <text:p text:style-name="P2"/>
      <text:p text:style-name="P2">so according to above obsevations </text:p>
      <text:p text:style-name="P2"><text:soft-page-break/></text:p>
      <text:p text:style-name="P2">i. <text:s text:c="2"/>getld is implemented in the superclass <text:s text:c="16"/>====== right</text:p>
      <text:p text:style-name="P2">ii. <text:s/>getld is implemented in the subclass <text:s text:c="18"/>====== <text:s/>wrong </text:p>
      <text:p text:style-name="P2">iii. <text:s/>getName is an abstract function in the superclass <text:s text:c="4"/>====== <text:s/>wrong</text:p>
      <text:p text:style-name="P2">iv. <text:s text:c="2"/>getName is implemented in the superclass. <text:s text:c="12"/>====== <text:s/>right</text:p>
      <text:p text:style-name="P2">v. <text:s text:c="3"/>getName is implemented in the subclass <text:s text:c="15"/>====== <text:s/>wrong </text:p>
      <text:p text:style-name="P2">vi. <text:s text:c="2"/>getSalary is an abstract function in the superclass <text:s text:c="2"/>====== <text:s/>right</text:p>
      <text:p text:style-name="P2">vii. <text:s/>getSalary is implemented in the superclass <text:s text:c="11"/>====== <text:s/>wrong </text:p>
      <text:p text:style-name="P2">viii. getSalary is implemented in the subclass. <text:s text:c="12"/>====== <text:s/>right</text:p>
      <text:p text:style-name="P2"/>
      <text:p text:style-name="P8"/>
      <text:p text:style-name="P2"><text:span text:style-name="T8">13</text:span> <text:s/><text:span text:style-name="T3">(</text:span>a.<text:span text:style-name="T3">)</text:span> SELECT last_name, department_name FROM employees e LEFT OUTER JOIN</text:p>
      <text:p text:style-name="P2"><text:s text:c="12"/>departments d ON (e.department_id = d.department_id);</text:p>
      <text:p text:style-name="P2"/>
      <text:p text:style-name="P2">Left Outer Join returns all rows from the left (employees) table specified in the ON condition and only those rows from the right (dep) table where the join condition is met. </text:p>
      <text:p text:style-name="P2"/>
      <text:p text:style-name="P2"/>
      <text:p text:style-name="P2"/>
      <text:p text:style-name="P2">14</text:p>
      <text:p text:style-name="P2"><text:tab/> SELECT LAST_NAME,sum(SALARY) from EMPLOYEES e </text:p>
      <text:p text:style-name="P2"><text:tab/> INNER join DEPARTMENTS d ON <text:s/>e.DEPARMENT_ID = d.DEPARMENT_ID GROUP <text:tab/>BY DEPARTMENT_NAME</text:p>
      <text:p text:style-name="P2"/>
      <text:p text:style-name="P3">15 </text:p>
      <text:p text:style-name="P3"><text:s text:c="11"/>SELECT Customer,SUM(OrderPrice) FROM Orders GROUP BY Customer; </text:p>
      <text:p text:style-name="P2"/>
      <text:p text:style-name="P2">16 <text:s/></text:p>
      <text:p text:style-name="P2"><text:s text:c="11"/><text:span text:style-name="T13">see MaxMin.py </text:span></text:p>
      <text:p text:style-name="P2"/>
      <text:p text:style-name="P9">17</text:p>
      <text:p text:style-name="P9"><text:s text:c="3"/>see <text:s/>sort_merge.p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0T15:03:03.816938355</meta:creation-date>
    <dc:date>2019-08-30T15:29:48.526607483</dc:date>
    <meta:editing-duration>PT4M24S</meta:editing-duration>
    <meta:editing-cycles>1</meta:editing-cycles>
    <meta:document-statistic meta:table-count="0" meta:image-count="0" meta:object-count="0" meta:page-count="2" meta:paragraph-count="46" meta:word-count="363" meta:character-count="2586" meta:non-whitespace-character-count="1970"/>
    <meta:generator>LibreOffice/5.1.6.2$Linux_X86_64 LibreOffice_project/10m0$Build-2</meta:generator>
  </office:meta>
</office:document-meta>
</file>